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QuartzMarshaler.populateNormalizedMessage( NormalizedMessage message , JobExecu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QuartzMarshaler.setTransformer( Sourc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artzMarshaler.getTransform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QuartzMarshaler.asString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